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宋体1" svg:font-family="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auto-grow-height="false" fo:min-height="0.974cm" fo:min-width="2.624cm" fo:wrap-option="no-wrap"/>
    </style:style>
    <style:style style:name="gr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text">
      <style:graphic-properties draw:stroke="solid" svg:stroke-color="#66ccff" draw:fill="none" draw:fill-color="#ffffff" fo:min-height="1.75cm"/>
    </style:style>
    <style:style style:name="gr4" style:family="graphic" style:parent-style-name="objectwithoutfill">
      <style:graphic-properties svg:stroke-width="0.053cm" draw:marker-start-width="0.279cm" draw:marker-end="Square_20_45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text">
      <style:graphic-properties draw:stroke="solid" svg:stroke-color="#66ccff" draw:fill="none" draw:fill-color="#ffffff" fo:min-height="1.423cm"/>
    </style:style>
    <style:style style:name="gr6" style:family="graphic" style:parent-style-name="text">
      <style:graphic-properties draw:fill-color="#ffffff" draw:textarea-horizontal-align="justify" draw:textarea-vertical-align="middle" draw:auto-grow-height="false" fo:min-height="0.813cm" fo:min-width="2.301cm"/>
    </style:style>
    <style:style style:name="gr7" style:family="graphic" style:parent-style-name="text">
      <style:graphic-properties draw:stroke="solid" svg:stroke-color="#66ccff" draw:fill="none" draw:fill-color="#ffffff" fo:min-height="1.35cm"/>
    </style:style>
    <style:style style:name="gr8" style:family="graphic" style:parent-style-name="objectwithoutfill">
      <style:graphic-properties draw:stroke="solid" svg:stroke-width="0.053cm" draw:marker-start-width="0.279cm" draw:marker-end="Square_20_45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auto-grow-height="false" fo:min-height="0.892cm" fo:min-width="3.842cm" fo:wrap-option="no-wrap"/>
    </style:style>
    <style:style style:name="gr10" style:family="graphic" style:parent-style-name="standard">
      <style:graphic-properties draw:auto-grow-height="false" fo:min-height="0.728cm" fo:min-width="3.178cm" fo:wrap-option="no-wrap"/>
    </style:style>
    <style:style style:name="gr11" style:family="graphic" style:parent-style-name="standard">
      <style:graphic-properties draw:auto-grow-height="false" fo:min-height="0.81cm" fo:min-width="3.56cm" fo:wrap-option="no-wrap"/>
    </style:style>
    <style:style style:name="gr12" style:family="graphic" style:parent-style-name="standard">
      <style:graphic-properties draw:auto-grow-height="false" fo:min-height="0.728cm" fo:min-width="3.978cm" fo:wrap-option="no-wrap"/>
    </style:style>
    <style:style style:name="gr13" style:family="graphic" style:parent-style-name="standard">
      <style:graphic-properties draw:auto-grow-height="false" fo:min-height="0.648cm" fo:min-width="3.198cm" fo:wrap-option="no-wrap"/>
    </style:style>
    <style:style style:name="gr14" style:family="graphic" style:parent-style-name="standard">
      <style:graphic-properties draw:auto-grow-height="false" fo:min-height="0.81cm" fo:min-width="3.16cm" fo:wrap-option="no-wrap"/>
    </style:style>
    <style:style style:name="gr15" style:family="graphic" style:parent-style-name="text">
      <style:graphic-properties draw:fill-color="#ffffff" draw:textarea-horizontal-align="justify" draw:textarea-vertical-align="middle" draw:auto-grow-height="false" fo:min-height="1.094cm" fo:min-width="1.834cm"/>
    </style:style>
    <style:style style:name="gr16" style:family="graphic" style:parent-style-name="objectwithoutfill">
      <style:graphic-properties draw:marker-end="Square_20_45" draw:marker-end-width="0.3cm" draw:fill="none" draw:textarea-vertical-align="middle"/>
    </style:style>
    <style:style style:name="gr17" style:family="graphic" style:parent-style-name="objectwithoutfill">
      <style:graphic-properties draw:marker-start="Square_20_45" draw:marker-start-width="0.3cm" draw:marker-end="Square_20_45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Ubuntu" fo:font-size="12pt" style:font-name-asian="Ubuntu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ffffff"/>
      <style:paragraph-properties fo:text-align="center"/>
    </style:style>
    <style:style style:name="T1" style:family="text">
      <style:text-properties style:font-name="Ubuntu" fo:font-size="12pt" fo:font-weight="bold" style:font-name-asian="Ubuntu" style:font-size-asian="12pt" style:font-weight-asian="bold" style:font-size-complex="12pt" style:font-weight-complex="bold"/>
    </style:style>
    <style:style style:name="T2" style:family="text">
      <style:text-properties style:font-name="Ubuntu" fo:font-size="12pt" style:font-name-asian="Ubuntu" style:font-size-asian="12pt" style:font-size-complex="12pt"/>
    </style:style>
    <style:style style:name="T3" style:family="text">
      <style:text-properties style:font-name="Ubuntu" fo:font-size="12pt" fo:font-weight="normal" style:font-name-asian="Ubuntu" style:font-size-asian="12pt" style:font-weight-asian="normal" style:font-size-complex="12pt" style:font-weight-complex="normal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xml:id="id2" draw:id="id2" draw:layer="layout" svg:width="3.4cm" svg:height="1.5cm" svg:x="10.1cm" svg:y="14.8cm">
          <text:p>Config.h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2" draw:text-style-name="P1" draw:layer="layout" draw:type="curve" svg:x1="12.4cm" svg:y1="13.8cm" svg:x2="11.8cm" svg:y2="14.8cm" draw:start-shape="id1" draw:start-glue-point="7" draw:end-shape="id2" draw:end-glue-point="0" svg:d="M12400 13800c0 789-600 289-600 1000" svg:viewBox="0 0 601 1001">
          <text:p/>
        </draw:connector>
        <draw:custom-shape draw:style-name="gr1" xml:id="id4" draw:id="id4" draw:layer="layout" svg:width="3.4cm" svg:height="1.5cm" svg:x="8.6cm" svg:y="18.3cm">
          <text:p>Server.c/h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3" draw:text-style-name="P2" xml:id="id3" draw:id="id3" draw:layer="layout" svg:width="7.5cm" svg:height="2cm" svg:x="14.6cm" svg:y="15.5cm">
          <draw:text-box>
            <text:p><text:span text:style-name="T1">config_t</text:span><text:span text:style-name="T1">结构体</text:span><text:span text:style-name="T2">解析</text:span><text:span text:style-name="T2">配置，可从命令行或</text:span><text:span text:style-name="T2">文件解析，需要对</text:span><text:span text:style-name="T1">server_conf</text:span><text:span text:style-name="T3">全局</text:span><text:span text:style-name="T2">结构</text:span><text:span text:style-name="T2">体变量进行修改</text:span></text:p>
          </draw:text-box>
        </draw:frame>
        <draw:connector draw:style-name="gr4" draw:text-style-name="P1" draw:layer="layout" svg:x1="13.5cm" svg:y1="15.55cm" svg:x2="14.6cm" svg:y2="16.5cm" draw:start-shape="id2" draw:start-glue-point="1" draw:end-shape="id3" draw:end-glue-point="3" svg:d="M13500 15550h526v950h574" svg:viewBox="0 0 1101 951">
          <text:p/>
        </draw:connector>
        <draw:connector draw:style-name="gr4" draw:text-style-name="P1" draw:layer="layout" draw:type="curve" svg:x1="11.8cm" svg:y1="16.3cm" svg:x2="10.3cm" svg:y2="18.3cm" draw:start-shape="id2" draw:start-glue-point="2" draw:end-shape="id4" draw:end-glue-point="0" svg:d="M11800 16300c0 1501-1500 502-1500 2000" svg:viewBox="0 0 1501 2001">
          <text:p/>
        </draw:connector>
        <draw:frame draw:style-name="gr5" draw:text-style-name="P2" xml:id="id6" draw:id="id6" draw:layer="layout" svg:width="4cm" svg:height="1.673cm" svg:x="21.2cm" svg:y="3.6cm">
          <draw:text-box>
            <text:p><text:span text:style-name="T2">杂项，一些宏</text:span><text:span text:style-name="T2">定义 <text:s/>异常输</text:span><text:span text:style-name="T2">出 日志输出</text:span></text:p>
            <text:p><text:span text:style-name="T2"/></text:p>
          </draw:text-box>
        </draw:frame>
        <draw:custom-shape draw:style-name="gr1" xml:id="id5" draw:id="id5" draw:layer="layout" svg:width="3.4cm" svg:height="1.5cm" svg:x="14.7cm" svg:y="2cm">
          <text:p>util.c/h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4" draw:text-style-name="P1" draw:layer="layout" svg:x1="18.1cm" svg:y1="2.75cm" svg:x2="21.2cm" svg:y2="4.436cm" draw:start-shape="id5" draw:start-glue-point="1" draw:end-shape="id6" draw:end-glue-point="3" svg:d="M18100 2750h1526v1686h1574" svg:viewBox="0 0 3101 1687">
          <text:p/>
        </draw:connector>
        <draw:custom-shape draw:style-name="gr6" draw:text-style-name="P4" xml:id="id1" draw:id="id1" draw:layer="layout" svg:width="2.8cm" svg:height="1.7cm" svg:x="11cm" svg:y="12.1cm">
          <text:p text:style-name="P3"><text:span text:style-name="T4">Json parse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2" xml:id="id7" draw:id="id7" draw:layer="layout" svg:width="5.6cm" svg:height="1.6cm" svg:x="15.1cm" svg:y="19.1cm">
          <draw:text-box>
            <text:p><text:span text:style-name="T2">负责服务器建立，启动，关闭，监听连接，核心部分</text:span></text:p>
          </draw:text-box>
        </draw:frame>
        <draw:connector draw:style-name="gr8" draw:text-style-name="P1" draw:layer="layout" svg:x1="12cm" svg:y1="19.05cm" svg:x2="15.1cm" svg:y2="19.9cm" draw:start-shape="id4" draw:start-glue-point="1" draw:end-shape="id7" draw:end-glue-point="3" svg:d="M12000 19050h1526v850h1574" svg:viewBox="0 0 3101 851">
          <text:p/>
        </draw:connector>
        <draw:custom-shape draw:style-name="gr9" xml:id="id12" draw:id="id12" draw:layer="layout" svg:width="4.6cm" svg:height="1.4cm" svg:x="5.7cm" svg:y="8.7cm">
          <text:p>connection.c/h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xml:id="id10" draw:id="id10" draw:layer="layout" svg:width="3.9cm" svg:height="1.2cm" svg:x="2cm" svg:y="6.3cm">
          <text:p>request.c/h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" xml:id="id11" draw:id="id11" draw:layer="layout" svg:width="4.3cm" svg:height="1.3cm" svg:x="10.9cm" svg:y="6.3cm">
          <text:p>response.c/h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2" xml:id="id9" draw:id="id9" draw:layer="layout" svg:width="4.7cm" svg:height="1.2cm" svg:x="6.2cm" svg:y="4cm">
          <text:p>http_parser.c/h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3" xml:id="id13" draw:id="id13" draw:layer="layout" svg:width="3.9cm" svg:height="1.1cm" svg:x="4.6cm" svg:y="12.3cm">
          <text:p>m_epoll.c/h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4" xml:id="id14" draw:id="id14" draw:layer="layout" svg:width="3.9cm" svg:height="1.3cm" svg:x="2.4cm" svg:y="19.3cm">
          <text:p>m_pool.c/h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5" draw:text-style-name="P5" xml:id="id8" draw:id="id8" draw:layer="layout" svg:width="3.3cm" svg:height="1.9cm" svg:x="9.4cm" svg:y="21.8cm">
          <text:p text:style-name="P3">Main.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0.3cm" svg:y1="19.8cm" svg:x2="11.05cm" svg:y2="21.8cm" draw:start-shape="id4" draw:start-glue-point="2" draw:end-shape="id8" draw:end-glue-point="4" svg:d="M10300 19800c0 1464 750 464 750 2000" svg:viewBox="0 0 751 2001">
          <text:p/>
        </draw:connector>
        <draw:connector draw:style-name="gr16" draw:text-style-name="P1" draw:layer="layout" draw:type="curve" svg:x1="8.55cm" svg:y1="5.2cm" svg:x2="3.95cm" svg:y2="6.3cm" draw:start-shape="id9" draw:start-glue-point="2" draw:end-shape="id10" draw:end-glue-point="0" svg:d="M8550 5200c0 826-4600 277-4600 1100" svg:viewBox="0 0 4601 1101">
          <text:p/>
        </draw:connector>
        <draw:connector draw:style-name="gr16" draw:text-style-name="P1" draw:layer="layout" draw:type="curve" svg:x1="8.55cm" svg:y1="5.2cm" svg:x2="13.05cm" svg:y2="6.3cm" draw:start-shape="id9" draw:start-glue-point="2" draw:end-shape="id11" draw:end-glue-point="0" svg:d="M8550 5200c0 826 4500 277 4500 1100" svg:viewBox="0 0 4501 1101">
          <text:p/>
        </draw:connector>
        <draw:connector draw:style-name="gr16" draw:text-style-name="P1" draw:layer="layout" draw:type="curve" svg:x1="3.95cm" svg:y1="7.5cm" svg:x2="8cm" svg:y2="8.7cm" draw:start-shape="id10" draw:start-glue-point="2" draw:end-shape="id12" svg:d="M3950 7500c0 901 4050 302 4050 1200" svg:viewBox="0 0 4051 1201">
          <text:p/>
        </draw:connector>
        <draw:connector draw:style-name="gr16" draw:text-style-name="P1" draw:layer="layout" draw:type="curve" svg:x1="13.05cm" svg:y1="7.6cm" svg:x2="8cm" svg:y2="8.7cm" draw:start-shape="id11" draw:start-glue-point="2" draw:end-shape="id12" draw:end-glue-point="0" svg:d="M13050 7600c0 826-5050 277-5050 1100" svg:viewBox="0 0 5051 1101">
          <text:p/>
        </draw:connector>
        <draw:connector draw:style-name="gr16" draw:text-style-name="P1" draw:layer="layout" draw:type="curve" svg:x1="6.55cm" svg:y1="13.4cm" svg:x2="8.6cm" svg:y2="19.05cm" draw:start-shape="id13" draw:start-glue-point="2" draw:end-shape="id4" draw:end-glue-point="3" svg:d="M6550 13400c0 3767 683 5650 2050 5650" svg:viewBox="0 0 2051 5651">
          <text:p/>
        </draw:connector>
        <draw:connector draw:style-name="gr16" draw:text-style-name="P1" draw:layer="layout" draw:type="curve" svg:x1="8cm" svg:y1="10.1cm" svg:x2="6.55cm" svg:y2="12.3cm" draw:start-shape="id12" draw:start-glue-point="2" draw:end-shape="id13" draw:end-glue-point="0" svg:d="M8000 10100c0 1651-1450 552-1450 2200" svg:viewBox="0 0 1451 2201">
          <text:p/>
        </draw:connector>
        <draw:connector draw:style-name="gr16" draw:text-style-name="P1" draw:layer="layout" draw:type="curve" svg:x1="6.3cm" svg:y1="19.95cm" svg:x2="8.6cm" svg:y2="19.05cm" draw:start-shape="id14" draw:start-glue-point="1" draw:end-shape="id4" draw:end-glue-point="3" svg:d="M6300 19950c1726 0 577-900 2300-900" svg:viewBox="0 0 2301 901">
          <text:p/>
        </draw:connector>
        <draw:connector draw:style-name="gr17" draw:text-style-name="P1" draw:layer="layout" draw:type="line" svg:x1="5.9cm" svg:y1="6.9cm" svg:x2="10.9cm" svg:y2="6.95cm" draw:start-shape="id10" draw:start-glue-point="1" draw:end-shape="id11" draw:end-glue-point="3" svg:d="M5900 6900l5000 50" svg:viewBox="0 0 5001 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宋体1" svg:font-family="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quare_20_45" draw:display-name="Square 45" svg:viewBox="0 0 1131 1131" svg:d="M0 564l564 567 567-567-567-564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solid" draw:stroke-dash="Dashed_20__28_var_29__20_10" svg:stroke-width="0.1cm" svg:stroke-color="#83caff" draw:marker-start-width="0.35cm" draw:marker-end-width="0.35cm" svg:stroke-opacity="70%" draw:fill="solid" draw:fill-gradient-name="Gradient_20_2" draw:fill-hatch-name="Hatching_20_46" draw:fill-image-name="Bitmap_20_1" draw:fill-image-width="0cm" draw:fill-image-height="0cm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9T00:44:20.479188027</meta:creation-date>
    <dc:date>2018-05-09T15:03:05.307816812</dc:date>
    <meta:editing-duration>PT6M1S</meta:editing-duration>
    <meta:editing-cycles>3</meta:editing-cycles>
    <meta:generator>LibreOffice/5.1.6.2$Linux_X86_64 LibreOffice_project/10m0$Build-2</meta:generator>
    <meta:document-statistic meta:object-count="28"/>
  </office:meta>
</office:document-meta>
</file>